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74cm" fo:min-width="0.45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>
        <draw:custom-shape draw:style-name="gr1" draw:text-style-name="P1" draw:layer="layout" svg:width="1.35cm" svg:height="1.024cm" svg:x="4.65cm" svg:y="10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10.616cm" svg:x2="5.85cm" svg:y2="11.185cm">
          <text:p/>
        </draw:line>
        <draw:line draw:style-name="gr2" draw:text-style-name="P2" draw:layer="layout" svg:x1="5.826cm" svg:y1="10.592cm" svg:x2="4.824cm" svg:y2="11.208cm">
          <text:p/>
        </draw:line>
        <draw:line draw:style-name="gr2" draw:text-style-name="P2" draw:layer="layout" svg:x1="5.325cm" svg:y1="8cm" svg:x2="5.325cm" svg:y2="10.388cm">
          <text:p/>
        </draw:line>
        <draw:line draw:style-name="gr2" draw:text-style-name="P2" draw:layer="layout" svg:x1="5.4cm" svg:y1="11.412cm" svg:x2="5.4cm" svg:y2="13.8cm">
          <text:p/>
        </draw:line>
        <draw:line draw:style-name="gr2" draw:text-style-name="P2" draw:layer="layout" svg:x1="5.325cm" svg:y1="8cm" svg:x2="5.325cm" svg:y2="10.388cm">
          <text:p/>
        </draw:line>
        <draw:line draw:style-name="gr2" draw:text-style-name="P2" draw:layer="layout" svg:x1="5.4cm" svg:y1="11.412cm" svg:x2="5.4cm" svg:y2="13.8cm">
          <text:p/>
        </draw:line>
        <draw:custom-shape draw:style-name="gr1" draw:text-style-name="P1" draw:layer="layout" svg:width="1.35cm" svg:height="1.024cm" svg:x="7.2cm" svg:y="10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5cm" svg:y1="10.616cm" svg:x2="8.4cm" svg:y2="11.185cm">
          <text:p/>
        </draw:line>
        <draw:line draw:style-name="gr2" draw:text-style-name="P2" draw:layer="layout" svg:x1="8.376cm" svg:y1="10.592cm" svg:x2="7.374cm" svg:y2="11.208cm">
          <text:p/>
        </draw:line>
        <draw:line draw:style-name="gr2" draw:text-style-name="P2" draw:layer="layout" svg:x1="7.875cm" svg:y1="8cm" svg:x2="7.875cm" svg:y2="10.388cm">
          <text:p/>
        </draw:line>
        <draw:line draw:style-name="gr2" draw:text-style-name="P2" draw:layer="layout" svg:x1="7.95cm" svg:y1="11.412cm" svg:x2="7.95cm" svg:y2="13.8cm">
          <text:p/>
        </draw:line>
        <draw:line draw:style-name="gr2" draw:text-style-name="P2" draw:layer="layout" svg:x1="7.875cm" svg:y1="8cm" svg:x2="7.875cm" svg:y2="10.388cm">
          <text:p/>
        </draw:line>
        <draw:line draw:style-name="gr2" draw:text-style-name="P2" draw:layer="layout" svg:x1="7.95cm" svg:y1="11.412cm" svg:x2="7.95cm" svg:y2="13.8cm">
          <text:p/>
        </draw:line>
        <draw:line draw:style-name="gr2" draw:text-style-name="P2" draw:layer="layout" svg:x1="9.975cm" svg:y1="10.458cm" svg:x2="10.53cm" svg:y2="11.341cm">
          <text:p/>
        </draw:line>
        <draw:line draw:style-name="gr2" draw:text-style-name="P2" draw:layer="layout" svg:x1="9.975cm" svg:y1="8cm" svg:x2="9.975cm" svg:y2="10.388cm">
          <text:p/>
        </draw:line>
        <draw:line draw:style-name="gr2" draw:text-style-name="P2" draw:layer="layout" svg:x1="9.975cm" svg:y1="8cm" svg:x2="9.975cm" svg:y2="10.388cm">
          <text:p/>
        </draw:line>
        <draw:line draw:style-name="gr2" draw:text-style-name="P2" draw:layer="layout" svg:x1="9.975cm" svg:y1="11.412cm" svg:x2="9.975cm" svg:y2="13.8cm">
          <text:p/>
        </draw:line>
        <draw:custom-shape draw:style-name="gr3" draw:text-style-name="P3" draw:layer="layout" svg:width="0.45cm" svg:height="0.341cm" svg:x="9.75cm" svg:y="10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5cm" svg:height="0.341cm" svg:x="9.751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5cm" svg:height="0.341cm" svg:x="10.35cm" svg:y="1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3cm" svg:y1="8cm" svg:x2="10.2cm" svg:y2="8cm">
          <text:p/>
        </draw:line>
        <draw:line draw:style-name="gr2" draw:text-style-name="P2" draw:layer="layout" svg:x1="3.3cm" svg:y1="13.8cm" svg:x2="10.125cm" svg:y2="13.8cm">
          <text:p/>
        </draw:line>
        <draw:line draw:style-name="gr2" draw:text-style-name="P2" draw:layer="layout" svg:x1="3.3cm" svg:y1="8cm" svg:x2="3.3cm" svg:y2="10.616cm">
          <text:p/>
        </draw:line>
        <draw:line draw:style-name="gr2" draw:text-style-name="P2" draw:layer="layout" svg:x1="3.3cm" svg:y1="11.184cm" svg:x2="3.3cm" svg:y2="13.8cm">
          <text:p/>
        </draw:line>
        <draw:line draw:style-name="gr2" draw:text-style-name="P2" draw:layer="layout" svg:x1="2.8cm" svg:y1="10.6cm" svg:x2="4.05cm" svg:y2="10.616cm">
          <text:p/>
        </draw:line>
        <draw:line draw:style-name="gr2" draw:text-style-name="P2" draw:layer="layout" svg:x1="3.15cm" svg:y1="11.184cm" svg:x2="3.75cm" svg:y2="11.18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4cm" svg:x="0.787cm" svg:y="1.116cm" presentation:class="title" presentation:placeholder="true">
        <draw:text-box/>
      </draw:frame>
      <draw:frame presentation:style-name="Standard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6:51:51.684872704</meta:creation-date>
    <dc:date>2020-09-02T16:57:57.637616762</dc:date>
    <meta:editing-duration>PT6M7S</meta:editing-duration>
    <meta:editing-cycles>1</meta:editing-cycles>
    <meta:document-statistic meta:object-count="50"/>
    <meta:generator>LibreOffice/6.4.5.2$Linux_X86_64 LibreOffice_project/40$Build-2</meta:generator>
  </office:meta>
</office:document-meta>
</file>